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77293"/>
    </style:style>
    <style:style style:name="P4" style:family="paragraph" style:parent-style-name="Standard">
      <style:text-properties fo:color="#800000" fo:font-style="italic" officeooo:rsid="00177293" officeooo:paragraph-rsid="00177293" style:font-style-asian="italic" style:font-style-complex="italic"/>
    </style:style>
    <style:style style:name="P5" style:family="paragraph" style:parent-style-name="Standard">
      <style:text-properties fo:color="#800000" fo:font-style="italic" officeooo:rsid="00192417" officeooo:paragraph-rsid="00192417" style:font-style-asian="italic" style:font-style-complex="italic"/>
    </style:style>
    <style:style style:name="P6" style:family="paragraph" style:parent-style-name="Text_20_body" style:list-style-name="L1"/>
    <style:style style:name="P7" style:family="paragraph" style:parent-style-name="Text_20_body">
      <style:text-properties fo:color="#800000" fo:font-style="italic" officeooo:rsid="0019c24a" officeooo:paragraph-rsid="0019c24a" style:font-style-asian="italic" style:font-style-complex="italic"/>
    </style:style>
    <style:style style:name="P8" style:family="paragraph" style:parent-style-name="Text_20_body">
      <style:text-properties fo:color="#800000" fo:font-style="italic" officeooo:rsid="001affc7" officeooo:paragraph-rsid="001affc7" style:font-style-asian="italic" style:font-style-complex="italic"/>
    </style:style>
    <style:style style:name="P9" style:family="paragraph" style:parent-style-name="Text_20_body">
      <style:text-properties fo:color="#800000" fo:font-style="italic" officeooo:rsid="001b0c89" officeooo:paragraph-rsid="001b0c89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800000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80144575546760686" text:style-name="L1">
        <text:list-item>
          <text:p text:style-name="P3">Write a PHP script to get the client IP address.</text:p>
          <text:p text:style-name="P3"><text:span text:style-name="Source_20_Text"><text:span text:style-name="T2">&lt;?php</text:span></text:span></text:p>
        </text:list-item>
      </text:list>
      <text:p text:style-name="Preformatted_20_Text"><text:span text:style-name="Source_20_Text"><text:span text:style-name="T2">//whether ip is from share internet</text:span></text:span></text:p>
      <text:p text:style-name="Preformatted_20_Text"><text:span text:style-name="Source_20_Text"><text:span text:style-name="T2">if (!empty($_SERVER['HTTP_CLIENT_IP'])) <text:s text:c="2"/></text:span></text:span></text:p>
      <text:p text:style-name="Preformatted_20_Text"><text:span text:style-name="Source_20_Text"><text:span text:style-name="T2"><text:s text:c="2"/>{</text:span></text:span></text:p>
      <text:p text:style-name="Preformatted_20_Text"><text:span text:style-name="Source_20_Text"><text:span text:style-name="T2"><text:s text:c="4"/>$ip_address = $_SERVER['HTTP_CLIENT_IP'];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//whether ip is from proxy</text:span></text:span></text:p>
      <text:p text:style-name="Preformatted_20_Text"><text:span text:style-name="Source_20_Text"><text:span text:style-name="T2">elseif (!empty($_SERVER['HTTP_X_FORWARDED_FOR'])) <text:s/></text:span></text:span></text:p>
      <text:p text:style-name="Preformatted_20_Text"><text:span text:style-name="Source_20_Text"><text:span text:style-name="T2"><text:s text:c="2"/>{</text:span></text:span></text:p>
      <text:p text:style-name="Preformatted_20_Text"><text:span text:style-name="Source_20_Text"><text:span text:style-name="T2"><text:s text:c="4"/>$ip_address = $_SERVER['HTTP_X_FORWARDED_FOR'];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//whether ip is from remote address</text:span></text:span></text:p>
      <text:p text:style-name="Preformatted_20_Text"><text:span text:style-name="Source_20_Text"><text:span text:style-name="T2">else</text:span></text:span></text:p>
      <text:p text:style-name="Preformatted_20_Text"><text:span text:style-name="Source_20_Text"><text:span text:style-name="T2"><text:s text:c="2"/>{</text:span></text:span></text:p>
      <text:p text:style-name="Preformatted_20_Text"><text:span text:style-name="Source_20_Text"><text:span text:style-name="T2"><text:s text:c="4"/>$ip_address = $_SERVER['REMOTE_ADDR'];</text:span></text:span></text:p>
      <text:p text:style-name="Preformatted_20_Text"><text:span text:style-name="Source_20_Text"><text:span text:style-name="T2"><text:s text:c="2"/>}</text:span></text:span></text:p>
      <text:p text:style-name="Preformatted_20_Text"><text:span text:style-name="Source_20_Text"><text:span text:style-name="T2">echo $ip_address;</text:span></text:span></text:p>
      <text:p text:style-name="P1"><text:span text:style-name="Source_20_Text"><text:span text:style-name="T2">?&gt;</text:span></text:span></text:p>
      <text:list xml:id="list145406866171607" text:continue-numbering="true" text:style-name="L1">
        <text:list-header>
          <text:p text:style-name="P2"/>
        </text:list-header>
        <text:list-item>
          <text:p text:style-name="P2">Write a PHP script, which changes the color of the first character of a word.</text:p>
        </text:list-item>
      </text:list>
      <text:p text:style-name="P4">&lt;?php</text:p>
      <text:p text:style-name="P4">$text = 'PHP Tutorial';</text:p>
      <text:p text:style-name="P4">$text = preg_replace('/(\b[a-z])/i','&lt;span style="color:red;"&gt;\1&lt;/span&gt;',$text);</text:p>
      <text:p text:style-name="P4">echo $text;</text:p>
      <text:p text:style-name="P4">?&gt;</text:p>
      <text:list xml:id="list145405447632116" text:continue-numbering="true" text:style-name="L1">
        <text:list-header>
          <text:p text:style-name="P2"/>
        </text:list-header>
        <text:list-item>
          <text:p text:style-name="P2">Write a e PHP script to display string, values within a table.</text:p>
        </text:list-item>
      </text:list>
      <text:p text:style-name="P5">&lt;?php</text:p>
      <text:p text:style-name="P5">$a=1000;</text:p>
      <text:p text:style-name="P5">$b=1200;</text:p>
      <text:p text:style-name="P5">$c=1400;</text:p>
      <text:p text:style-name="P5">echo "&lt;table border=1 cellspacing=0 cellpading=0&gt;</text:p>
      <text:p text:style-name="P5">&lt;tr&gt; &lt;td&gt;&lt;font color=blue&gt;Salary of Mr. A is&lt;/td&gt; &lt;td&gt;$a$&lt;/font&gt;&lt;/td&gt;&lt;/tr&gt; </text:p>
      <text:p text:style-name="P5">&lt;tr&gt; &lt;td&gt;&lt;font color=blue&gt;Salary of Mr. B is&lt;/td&gt; &lt;td&gt;$b$&lt;/font&gt;&lt;/td&gt;&lt;/tr&gt;</text:p>
      <text:p text:style-name="P5">&lt;tr&gt; &lt;td&gt;&lt;font color=blue&gt;Salary of Mr. C is&lt;/td&gt; &lt;td&gt;$c$&lt;/font&gt;&lt;/td&gt;&lt;/tr&gt;</text:p>
      <text:p text:style-name="P5">&lt;/table&gt;";</text:p>
      <text:p text:style-name="P5">?&gt;</text:p>
      <text:p text:style-name="P5"/>
      <text:list xml:id="list145405496987411" text:continue-numbering="true" text:style-name="L1">
        <text:list-item>
          <text:p text:style-name="P6">Arithmetic operations on character variables : $d = 'A00'. Using this variable print the following numbers.</text:p>
        </text:list-item>
      </text:list>
      <text:p text:style-name="P7">&lt;?php</text:p>
      <text:p text:style-name="P7">$d = 'A00';</text:p>
      <text:p text:style-name="P7"><text:s text:c="2"/>for ($n=0; $n&lt;5; $n++)</text:p>
      <text:p text:style-name="P7">{</text:p>
      <text:p text:style-name="P7">echo ++$d ."\n";</text:p>
      <text:p text:style-name="P7">}</text:p>
      <text:p text:style-name="P7">?&gt;</text:p>
      <text:list xml:id="list145406422244386" text:continue-numbering="true" text:style-name="L1">
        <text:list-item>
          <text:p text:style-name="P6"><text:soft-page-break/>Write a PHP program to count number of vowels in a given string.</text:p>
        </text:list-item>
      </text:list>
      <text:p text:style-name="Text_20_body">Note: Use a regular expression to count the number of vowels (A, E, I, O, U) in a string.</text:p>
      <text:p text:style-name="P7">&lt;?php</text:p>
      <text:p text:style-name="P7">function count_Vowels($string)</text:p>
      <text:p text:style-name="P7">{</text:p>
      <text:p text:style-name="P7"><text:s text:c="4"/>preg_match_all('/[aeiou]/i', $string, $matches);</text:p>
      <text:p text:style-name="P7"><text:s text:c="4"/>return count($matches[0]);</text:p>
      <text:p text:style-name="P7">}</text:p>
      <text:p text:style-name="P7">print_r(count_Vowels('sampleInput'));</text:p>
      <text:p text:style-name="P7">?&gt;</text:p>
      <text:list xml:id="list145406405069242" text:continue-numbering="true" text:style-name="L1">
        <text:list-item>
          <text:p text:style-name="P6">Write a PHP program to check if a given string starts with a given substring.</text:p>
        </text:list-item>
      </text:list>
      <text:p text:style-name="P8">&lt;?php</text:p>
      <text:p text:style-name="P8">function startsWith($haystack, $needle)</text:p>
      <text:p text:style-name="P8">{</text:p>
      <text:p text:style-name="P8"><text:s text:c="4"/>return strpos($haystack, $needle) === 0;</text:p>
      <text:p text:style-name="P8">}</text:p>
      <text:p text:style-name="P8">print_r(startsWith('Hi, this is me', 'Hi')); <text:s/></text:p>
      <text:p text:style-name="P8">?&gt;</text:p>
      <text:list xml:id="list145406693080727" text:continue-numbering="true" text:style-name="L1">
        <text:list-item>
          <text:p text:style-name="P6">Write a PHP script that removes the last word from a string.</text:p>
        </text:list-item>
      </text:list>
      <text:p text:style-name="P8">&lt;?php</text:p>
      <text:p text:style-name="P8">$str1 = 'The quick brown fox';</text:p>
      <text:p text:style-name="P8">echo preg_replace('/\W\w+\s*(\W*)$/', '$1', $str1)."\n";</text:p>
      <text:p text:style-name="P8">?&gt;</text:p>
      <text:list xml:id="list145406255468702" text:continue-numbering="true" text:style-name="L1">
        <text:list-item>
          <text:p text:style-name="P6">Write a PHP script to remove nonnumeric characters except comma and dot.</text:p>
        </text:list-item>
      </text:list>
      <text:p text:style-name="P9">&lt;?php</text:p>
      <text:p text:style-name="P9">$str1 = "$12,334.00A";</text:p>
      <text:p text:style-name="P9">echo preg_replace("/[^0-9,.]/", "", $str1)."\n";</text:p>
      <text:p text:style-name="P9">?&gt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35:35.945490830</meta:creation-date>
    <dc:date>2019-09-11T14:54:04.721851239</dc:date>
    <meta:editing-duration>PT18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284" meta:character-count="2005" meta:non-whitespace-character-count="1755"/>
  </office:meta>
</office:document-meta>
</file>